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100e" officeooo:paragraph-rsid="000d100e"/>
    </style:style>
    <style:style style:name="P2" style:family="paragraph" style:parent-style-name="Standard">
      <style:text-properties officeooo:paragraph-rsid="000d9e01"/>
    </style:style>
    <style:style style:name="P3" style:family="paragraph" style:parent-style-name="Standard">
      <style:text-properties officeooo:paragraph-rsid="000ebbbf"/>
    </style:style>
    <style:style style:name="P4" style:family="paragraph" style:parent-style-name="Standard">
      <style:text-properties officeooo:paragraph-rsid="00107892"/>
    </style:style>
    <style:style style:name="P5" style:family="paragraph" style:parent-style-name="Standard">
      <style:text-properties officeooo:rsid="0012e7cc" officeooo:paragraph-rsid="0012e7cc"/>
    </style:style>
    <style:style style:name="P6" style:family="paragraph" style:parent-style-name="Standard">
      <style:text-properties officeooo:paragraph-rsid="0012e7cc"/>
    </style:style>
    <style:style style:name="P7" style:family="paragraph" style:parent-style-name="Standard">
      <style:text-properties officeooo:rsid="0014e0c8" officeooo:paragraph-rsid="0014e0c8"/>
    </style:style>
    <style:style style:name="P8" style:family="paragraph" style:parent-style-name="Preformatted_20_Text">
      <style:text-properties fo:color="#000000"/>
    </style:style>
    <style:style style:name="P9" style:family="paragraph" style:parent-style-name="Preformatted_20_Text">
      <style:text-properties fo:color="#000000" style:font-name="DejaVu Sans Mono" fo:font-size="9pt"/>
    </style:style>
    <style:style style:name="P10" style:family="paragraph" style:parent-style-name="Preformatted_20_Text">
      <style:text-properties fo:color="#000000" style:font-name="DejaVu Sans Mono" fo:font-size="9pt" officeooo:paragraph-rsid="00126855"/>
    </style:style>
    <style:style style:name="P11" style:family="paragraph" style:parent-style-name="Preformatted_20_Text">
      <style:paragraph-properties fo:margin-top="0in" fo:margin-bottom="0.1965in" loext:contextual-spacing="false"/>
      <style:text-properties fo:color="#000000" style:font-name="DejaVu Sans Mono" fo:font-size="9pt"/>
    </style:style>
    <style:style style:name="P12" style:family="paragraph" style:parent-style-name="Standard">
      <style:text-properties fo:color="#000000" style:font-name="DejaVu Sans Mono" fo:font-size="9pt" officeooo:rsid="000d9e01" officeooo:paragraph-rsid="000d9e01" fo:background-color="#e4e4ff"/>
    </style:style>
    <style:style style:name="P13" style:family="paragraph" style:parent-style-name="Standard">
      <style:text-properties fo:color="#000000" style:font-name="Liberation Mono" fo:font-size="9pt" officeooo:rsid="000d9e01" officeooo:paragraph-rsid="000d9e01" fo:background-color="#e4e4ff"/>
    </style:style>
    <style:style style:name="P14" style:family="paragraph" style:parent-style-name="Standard">
      <style:text-properties fo:color="#000000" style:font-name="Liberation Serif" fo:font-size="12pt" officeooo:rsid="00107892" officeooo:paragraph-rsid="00107892" style:font-size-asian="10.5pt" style:font-size-complex="12pt"/>
    </style:style>
    <style:style style:name="P15" style:family="paragraph" style:parent-style-name="Standard">
      <style:text-properties fo:color="#000000" style:font-name="Liberation Serif" fo:font-size="12pt" officeooo:rsid="00126855" officeooo:paragraph-rsid="00126855" style:font-size-asian="10.5pt" style:font-size-complex="12pt"/>
    </style:style>
    <style:style style:name="P16" style:family="paragraph" style:parent-style-name="Standard">
      <style:text-properties fo:color="#000000" style:font-name="Liberation Serif" fo:font-size="12pt" officeooo:rsid="0012e7cc" officeooo:paragraph-rsid="0012e7cc" style:font-size-asian="10.5pt" style:font-size-complex="12pt"/>
    </style:style>
    <style:style style:name="T1" style:family="text">
      <style:text-properties officeooo:rsid="000d9e01"/>
    </style:style>
    <style:style style:name="T2" style:family="text">
      <style:text-properties fo:color="#000000" style:font-name="DejaVu Sans Mono" fo:font-size="9pt"/>
    </style:style>
    <style:style style:name="T3" style:family="text">
      <style:text-properties fo:color="#000000" style:font-name="DejaVu Sans Mono" fo:font-size="9pt" fo:background-color="#e4e4ff" loext:char-shading-value="0"/>
    </style:style>
    <style:style style:name="T4" style:family="text">
      <style:text-properties fo:color="#000000" style:font-name="DejaVu Sans Mono" fo:font-size="9pt" officeooo:rsid="000d9e01" fo:background-color="#e4e4ff" loext:char-shading-value="0"/>
    </style:style>
    <style:style style:name="T5" style:family="text">
      <style:text-properties fo:color="#000000" style:font-name="DejaVu Sans Mono" fo:font-size="9pt" officeooo:rsid="000ebbbf"/>
    </style:style>
    <style:style style:name="T6" style:family="text">
      <style:text-properties fo:color="#000000" style:font-name="Liberation Serif" fo:font-size="12pt" style:font-size-asian="10.5pt" style:font-size-complex="12pt"/>
    </style:style>
    <style:style style:name="T7" style:family="text">
      <style:text-properties fo:color="#000000" style:font-name="Liberation Serif" fo:font-size="12pt" officeooo:rsid="00107892" style:font-size-asian="10.5pt" style:font-size-complex="12pt"/>
    </style:style>
    <style:style style:name="T8" style:family="text">
      <style:text-properties fo:color="#000000" style:font-name="Liberation Serif" fo:font-size="12pt" officeooo:rsid="00126855" style:font-size-asian="10.5pt" style:font-size-complex="12pt"/>
    </style:style>
    <style:style style:name="T9" style:family="text">
      <style:text-properties fo:color="#000000" style:font-name="Liberation Serif" fo:font-size="12pt" officeooo:rsid="0012e7cc" style:font-size-asian="10.5pt" style:font-size-complex="12pt"/>
    </style:style>
    <style:style style:name="T10" style:family="text">
      <style:text-properties fo:color="#000000" style:font-name="Liberation Serif" fo:font-size="12pt" fo:background-color="#e4e4ff" loext:char-shading-value="0" style:font-size-asian="10.5pt" style:font-size-complex="12pt"/>
    </style:style>
    <style:style style:name="T11" style:family="text">
      <style:text-properties officeooo:rsid="000ebbbf"/>
    </style:style>
    <style:style style:name="T12" style:family="text">
      <style:text-properties officeooo:rsid="00107892"/>
    </style:style>
    <style:style style:name="T13" style:family="text">
      <style:text-properties fo:color="#660e7a"/>
    </style:style>
    <style:style style:name="T14" style:family="text">
      <style:text-properties fo:color="#660e7a" style:font-name="DejaVu Sans Mono" fo:font-size="9pt" fo:font-weight="bold"/>
    </style:style>
    <style:style style:name="T15" style:family="text">
      <style:text-properties fo:color="#660e7a" style:font-name="DejaVu Sans Mono" fo:font-size="9pt" fo:font-style="italic"/>
    </style:style>
    <style:style style:name="T16" style:family="text">
      <style:text-properties fo:color="#660e7a" style:font-name="DejaVu Sans Mono" fo:font-size="9pt" fo:font-style="italic" fo:font-weight="bold"/>
    </style:style>
    <style:style style:name="T17" style:family="text">
      <style:text-properties fo:color="#660e7a" fo:font-style="italic" fo:font-weight="bold"/>
    </style:style>
    <style:style style:name="T18" style:family="text">
      <style:text-properties style:font-name="Liberation Serif" fo:font-size="12pt" officeooo:rsid="00126855" style:font-size-asian="10.5pt" style:font-size-complex="12pt"/>
    </style:style>
    <style:style style:name="T19" style:family="text">
      <style:text-properties fo:color="#000080"/>
    </style:style>
    <style:style style:name="T20" style:family="text">
      <style:text-properties fo:color="#000080" style:font-name="Liberation Serif" fo:font-size="12pt" fo:font-weight="bold" officeooo:rsid="00126855" style:font-size-asian="10.5pt" style:font-size-complex="12pt"/>
    </style:style>
    <style:style style:name="T21" style:family="text">
      <style:text-properties fo:color="#000080" fo:font-weight="bold"/>
    </style:style>
    <style:style style:name="T22" style:family="text">
      <style:text-properties fo:color="#000080" style:font-name="DejaVu Sans Mono" fo:font-size="9pt" fo:font-weight="bold"/>
    </style:style>
    <style:style style:name="T23" style:family="text">
      <style:text-properties style:font-name="DejaVu Sans Mono" fo:font-size="9pt"/>
    </style:style>
    <style:style style:name="T24" style:family="text">
      <style:text-properties style:font-name="DejaVu Sans Mono" fo:font-size="9pt" fo:font-style="italic"/>
    </style:style>
    <style:style style:name="T25" style:family="text">
      <style:text-properties fo:color="#008000" style:font-name="DejaVu Sans Mono" fo:font-size="9pt" fo:font-weight="bold"/>
    </style:style>
    <style:style style:name="T26" style:family="text">
      <style:text-properties fo:color="#0000ff" style:font-name="DejaVu Sans Mono" fo:font-size="9pt"/>
    </style:style>
    <style:style style:name="T27" style:family="text">
      <style:text-properties fo:color="#808000"/>
    </style:style>
    <style:style style:name="T28" style:family="text">
      <style:text-properties fo:color="#808000" style:font-name="DejaVu Sans Mono" fo:font-size="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actorizacion del codigo</text:p>
      <text:p text:style-name="P1"/>
      <text:p text:style-name="P1">Problemas.</text:p>
      <text:p text:style-name="P1"/>
      <text:p text:style-name="P1">Falta de documentacion del codigo, es muy dificil para alguien que no esta familiarizado con el codigo entender su funcionamiento, generando que, cualquier persona que desee realizar un cambio en el mismo tarde un tiempo significativo solo para entender que es lo que hace.</text:p>
      <text:p text:style-name="P1"/>
      <text:p text:style-name="P5">Falta de robustez.</text:p>
      <text:p text:style-name="P5">En ninguna parte del codigo hay un Try Catch, es decir que el sistema no maneja excepciones, causando que por cualquier falla el sistema colapse le lance un error al usuario</text:p>
      <text:p text:style-name="P1"/>
      <text:p text:style-name="P7">Falta de delegacion de responsabilidades, se le esta dando una gran carga de trabajo a la actividad, esta carga deberia ser distribuida en distintas clases.</text:p>
      <text:p text:style-name="P1"/>
      <text:p text:style-name="P1">Variables declaradas y nunca utilizadas.</text:p>
      <text:p text:style-name="P1"/>
      <text:p text:style-name="P1">Codigo desordenado, Dificulta la legibilidad del codigo, haciendo mas dificil su entendimiento.</text:p>
      <text:p text:style-name="P1"/>
      <text:p text:style-name="P1">Instancia desordenada de variables Globales, hay muchas variables globales que pueden ser instanciadas desde un inicio, permitiendo que el codigo sea mas organizado y mejore su legibilidad</text:p>
      <text:p text:style-name="P1"/>
      <text:p text:style-name="P2"><text:span text:style-name="T1">Metodos Inecesarios, por ejemplo, instanciando variables globales en un solo metodo, el metodo </text:span><text:span text:style-name="T3">initProducts </text:span><text:span text:style-name="T4">puede ser eliminado.</text:span></text:p>
      <text:p text:style-name="P12"/>
      <text:p text:style-name="P2"/>
      <text:p text:style-name="P13"/>
      <text:p text:style-name="P3"><text:span text:style-name="T11">Condiciones ineficientes, en el metodo </text:span><text:span text:style-name="T3">manageDetailProductBehavior </text:span><text:span text:style-name="T11">La condicion puede ser disminuida a una sola pregunta, disminuyendo el orden de complejidad del algoritmo.</text:span></text:p>
      <text:p text:style-name="P3"/>
      <text:p text:style-name="P3"><text:span text:style-name="T11">Tabulacion incorrecta en el metodo </text:span><text:span text:style-name="T2">LoadDetailProduct</text:span><text:span text:style-name="T5">s</text:span><text:span text:style-name="T11">, Dificulta la legibilidad del codigo.</text:span></text:p>
      <text:p text:style-name="P3"/>
      <text:p text:style-name="P4"><text:span text:style-name="T12">Falta de variables locales, en el metodo </text:span><text:span text:style-name="T2">launchMultipleProductDetail</text:span><text:span text:style-name="T12">, se puede realizar una variable local a partir del valor de </text:span><text:span text:style-name="T14">mainViewModel</text:span><text:span text:style-name="T2">.getCarouselDetailProducts(),</text:span><text:span text:style-name="T7">guardando dicho valor para ser utilizado dentro del metodo.</text:span></text:p>
      <text:p text:style-name="P14"/>
      <text:p text:style-name="P4"><text:span text:style-name="T7">Metodos que nunca son utilizados, por ejemplo </text:span><text:span text:style-name="T10">launchSingleProductDetail</text:span></text:p>
      <text:p text:style-name="P14"/>
      <text:p text:style-name="P4"><text:span text:style-name="T7">Valores cableados en el metodo </text:span><text:span text:style-name="T10">buildView</text:span></text:p>
      <text:p text:style-name="P14">, si son constantes deben ser definidos al inicio del codigo y se invocados en ese punto.</text:p>
      <text:p text:style-name="P14"/>
      <text:p text:style-name="P15">Falta de variables Locales en el metodo getPagerPosition, al crear una variable local con el valor de This.new…, evitamos que por cada iteracion del ciclo que se encuentra dentro del metodo el sistema tenga que revisarse el mismo para buscar el valor de la variable y preguntar por un atributo especifico, disminuyendo el orden de complejidad del algoritmo.</text:p>
      <text:p text:style-name="P15"/>
      <text:p text:style-name="P6"><text:span text:style-name="T8">E</text:span><text:span text:style-name="T9">l primer If </text:span><text:span text:style-name="T6">onLaunchAddToList</text:span><text:span text:style-name="T9"> referencia a un parametro, si ese if se mueve al metodo que invoca a onLaunchAddToList ( onactivityResult) lograriamos que ese metodo solo se ejecute cuando deba, ganando que el sistema entre en el metodo onLaunchAddToList en vano.</text:span></text:p>
      <text:p text:style-name="P16"><text:soft-page-break/></text:p>
      <text:p text:style-name="P6"><text:span text:style-name="T9">Metodos sin utilizar y sin logica interna </text:span><text:span text:style-name="T6">onPageScrolled</text:span></text:p>
      <text:p text:style-name="P16"/>
      <text:p text:style-name="P16"/>
      <text:p text:style-name="P16"/>
      <text:p text:style-name="P10"><text:span text:style-name="T20">package </text:span><text:span text:style-name="T18">com.grability.core.newworld.ui.activities;</text:span></text:p>
      <text:p text:style-name="P9"><text:span text:style-name="T21">import </text:span>android.content.Intent;</text:p>
      <text:p text:style-name="P9"><text:span text:style-name="T21">import </text:span>android.databinding.DataBindingUtil;</text:p>
      <text:p text:style-name="P9"><text:span text:style-name="T21">import </text:span>android.os.Bundle;</text:p>
      <text:p text:style-name="P9"><text:span text:style-name="T21">import </text:span>android.support.v4.view.ViewPager;</text:p>
      <text:p text:style-name="P9"><text:span text:style-name="T21">import </text:span>android.view.View;</text:p>
      <text:p text:style-name="P9"><text:span text:style-name="T21">import </text:span>com.grability.base.managers.preferences.ManagerPreferences;</text:p>
      <text:p text:style-name="P9"><text:span text:style-name="T21">import </text:span>com.grability.base.utils.LogUtil;</text:p>
      <text:p text:style-name="P9"><text:span text:style-name="T21">import </text:span>com.grability.core.newworld.R;</text:p>
      <text:p text:style-name="P9"><text:span text:style-name="T21">import </text:span>com.grability.core.newworld.controllers.ProductsController;</text:p>
      <text:p text:style-name="P9"><text:span text:style-name="T21">import </text:span>com.grability.core.newworld.databinding.ActivityProductDetailBinding;</text:p>
      <text:p text:style-name="P9"><text:span text:style-name="T21">import </text:span>com.grability.core.newworld.interfaces.DialogFragmentView;</text:p>
      <text:p text:style-name="P9"><text:span text:style-name="T21">import </text:span>com.grability.core.newworld.managers.persistence.models.NewWorldProduct;</text:p>
      <text:p text:style-name="P9"><text:span text:style-name="T21">import </text:span>com.grability.core.newworld.managers.persistence.preferences.NewWorldPreferencesKey;</text:p>
      <text:p text:style-name="P9"><text:span text:style-name="T21">import </text:span>com.grability.core.newworld.managers.persistence.queries.detailProduct.LoadDetailProducts;</text:p>
      <text:p text:style-name="P9"><text:span text:style-name="T21">import </text:span>com.grability.core.newworld.ui.adapters.ProductDetailAdapter;</text:p>
      <text:p text:style-name="P9"><text:span text:style-name="T21">import </text:span>com.grability.core.newworld.ui.fragments.dialogFragment.AccountDialogFragment;</text:p>
      <text:p text:style-name="P9"><text:span text:style-name="T21">import </text:span>com.grability.core.newworld.ui.fragments.productdetail.AddToListFragment;</text:p>
      <text:p text:style-name="P9"><text:span text:style-name="T21">import </text:span>com.grability.core.newworld.ui.fragments.productdetail.NewListFragment;</text:p>
      <text:p text:style-name="P9"><text:span text:style-name="T21">import </text:span>com.grability.core.newworld.ui.viewmodels.MainViewModel;</text:p>
      <text:p text:style-name="P9"><text:span text:style-name="T21">import </text:span>com.grability.core.newworld.utils.ArrayUtil;</text:p>
      <text:p text:style-name="P9"><text:span text:style-name="T21">import </text:span>com.grability.core.newworld.utils.ViewPosition;</text:p>
      <text:p text:style-name="P9"><text:span text:style-name="T21">import </text:span>java.util.ArrayList;</text:p>
      <text:p text:style-name="P9"><text:span text:style-name="T21">import </text:span>java.util.List;</text:p>
      <text:p text:style-name="P9"><text:span text:style-name="T21">import </text:span>javax.inject.Inject;</text:p>
      <text:p text:style-name="P9"><text:span text:style-name="T21">import static </text:span>android.icu.lang.UCharacter.GraphemeClusterBreak.<text:span text:style-name="T17">T</text:span>;</text:p>
      <text:p text:style-name="P9"><text:span text:style-name="T21">public class </text:span>ProductDetailActivity <text:span text:style-name="T21">extends </text:span>BaseFragmentActivity <text:span text:style-name="T21">implements</text:span></text:p>
      <text:p text:style-name="P8"><text:span text:style-name="T19"><text:s text:c="8"/></text:span><text:span text:style-name="T23">ViewPager.OnPageChangeListener, NewListFragment.createListFragmentListener,</text:span></text:p>
      <text:p text:style-name="P8"><text:s text:c="8"/><text:span text:style-name="T23">AddToListFragment.AddToListFragmentListener {</text:span></text:p>
      <text:p text:style-name="P8"><text:s text:c="4"/><text:span text:style-name="T22">public static final </text:span><text:span text:style-name="T23">String </text:span><text:span text:style-name="T16">TAG </text:span><text:span text:style-name="T23">= ProductDetailActivity.</text:span><text:span text:style-name="T22">class</text:span><text:span text:style-name="T23">.getName();</text:span></text:p>
      <text:p text:style-name="P8"><text:s text:c="4"/><text:span text:style-name="T22">public static final </text:span><text:span text:style-name="T23">String </text:span><text:span text:style-name="T16">MULTIPLE_DETAIL </text:span><text:span text:style-name="T23">= </text:span><text:span text:style-name="T25">"multiple_detail"</text:span><text:span text:style-name="T23">;</text:span></text:p>
      <text:p text:style-name="P8"><text:s text:c="4"/><text:span text:style-name="T22">public static final </text:span><text:span text:style-name="T23">String </text:span><text:span text:style-name="T16">MODEL_PRODUCT </text:span><text:span text:style-name="T23">= </text:span><text:span text:style-name="T25">"model_product"</text:span><text:span text:style-name="T23">;</text:span></text:p>
      <text:p text:style-name="P8"><text:s text:c="4"/><text:span text:style-name="T22">public static final </text:span><text:span text:style-name="T23">String </text:span><text:span text:style-name="T16">QUANTITY_PRODUCT </text:span><text:span text:style-name="T23">= </text:span><text:span text:style-name="T25">"QUANTITY_PRODUCT"</text:span><text:span text:style-name="T23">;</text:span></text:p>
      <text:p text:style-name="P8"><text:s text:c="4"/><text:span text:style-name="T22">public static final </text:span><text:span text:style-name="T23">String </text:span><text:span text:style-name="T16">PRODUCT_KEY </text:span><text:span text:style-name="T23">= </text:span><text:span text:style-name="T25">"product_key"</text:span><text:span text:style-name="T23">;</text:span></text:p>
      <text:p text:style-name="P8"><text:s text:c="4"/><text:span text:style-name="T22">public static final </text:span><text:span text:style-name="T23">String </text:span><text:span text:style-name="T16">POSITION </text:span><text:span text:style-name="T23">= </text:span><text:span text:style-name="T25">"position"</text:span><text:span text:style-name="T23">;</text:span></text:p>
      <text:p text:style-name="P8"><text:s text:c="4"/><text:span text:style-name="T22">public static </text:span><text:span text:style-name="T23">String </text:span><text:span text:style-name="T15">FROM_LIST </text:span><text:span text:style-name="T23">= </text:span><text:span text:style-name="T25">"form_list"</text:span><text:span text:style-name="T23">;</text:span></text:p>
      <text:p text:style-name="P8"><text:s text:c="4"/><text:span text:style-name="T22">public static final int </text:span><text:span text:style-name="T16">MAX_DESCRIPTION_LINES </text:span><text:span text:style-name="T23">= </text:span><text:span text:style-name="T26">5</text:span><text:span text:style-name="T23">;</text:span></text:p>
      <text:p text:style-name="P8"><text:s text:c="4"/><text:span text:style-name="T22">public static final int </text:span><text:span text:style-name="T16">LIST_REQUEST </text:span><text:span text:style-name="T23">= </text:span><text:span text:style-name="T26">0</text:span><text:span text:style-name="T23">;</text:span></text:p>
      <text:p text:style-name="P8"><text:s text:c="4"/><text:span text:style-name="T22">private final int </text:span><text:span text:style-name="T14">BASCULE_REQUEST </text:span><text:span text:style-name="T23">= </text:span><text:span text:style-name="T26">1</text:span><text:span text:style-name="T23">;</text:span></text:p>
      <text:p text:style-name="P8"><text:s text:c="4"/><text:span text:style-name="T22">private final int </text:span><text:span text:style-name="T14">PRODUCT_TUTORIAL_REQUEST </text:span><text:span text:style-name="T23">= </text:span><text:span text:style-name="T26">2</text:span><text:span text:style-name="T23">;</text:span></text:p>
      <text:p text:style-name="P8"><text:s text:c="4"/><text:span text:style-name="T22">private int </text:span><text:span text:style-name="T14">SCREEN_PAGE_LIMIT</text:span><text:span text:style-name="T23">;</text:span></text:p>
      <text:p text:style-name="P8"><text:s text:c="4"/><text:span text:style-name="T22">private int </text:span><text:span text:style-name="T14">SCREEN_PAGE_MARGIN</text:span><text:span text:style-name="T23">;</text:span></text:p>
      <text:p text:style-name="P8"><text:s text:c="4"/><text:span text:style-name="T22">public static final int </text:span><text:span text:style-name="T16">COMMENT_FRAGMENT_REQUEST </text:span><text:span text:style-name="T23">= </text:span><text:span text:style-name="T26">3</text:span><text:span text:style-name="T23">;</text:span></text:p>
      <text:p text:style-name="P8"><text:s text:c="4"/><text:span text:style-name="T22">private </text:span><text:span text:style-name="T23">ActivityProductDetailBinding </text:span><text:span text:style-name="T14">binding</text:span><text:span text:style-name="T23">;</text:span></text:p>
      <text:p text:style-name="P8"><text:s text:c="4"/><text:span text:style-name="T22">private </text:span><text:span text:style-name="T23">NewWorldProduct </text:span><text:span text:style-name="T14">listNewWorldProduct</text:span><text:span text:style-name="T23">;</text:span></text:p>
      <text:p text:style-name="P8"><text:s text:c="4"/><text:span text:style-name="T22">private </text:span><text:span text:style-name="T23">AddToListFragment </text:span><text:span text:style-name="T14">addToListFragment</text:span><text:span text:style-name="T23">;</text:span></text:p>
      <text:p text:style-name="P8"><text:s text:c="4"/><text:span text:style-name="T22">private </text:span><text:span text:style-name="T23">ProductDetailAdapter </text:span><text:span text:style-name="T14">productsPagerAdapter</text:span><text:span text:style-name="T23">;</text:span></text:p>
      <text:p text:style-name="P8"><text:s text:c="4"/><text:span text:style-name="T22">private </text:span><text:span text:style-name="T23">ViewPager </text:span><text:span text:style-name="T14">viewPagerDetailProduct</text:span><text:span text:style-name="T23">;</text:span></text:p>
      <text:p text:style-name="P8"><text:s text:c="4"/><text:span text:style-name="T22">private </text:span><text:span text:style-name="T23">NewWorldProduct </text:span><text:span text:style-name="T14">newWorldProduct</text:span><text:span text:style-name="T23">;</text:span></text:p>
      <text:p text:style-name="P8"><text:s text:c="4"/><text:span text:style-name="T22">private int </text:span><text:span text:style-name="T14">previousState</text:span><text:span text:style-name="T23">;</text:span></text:p>
      <text:p text:style-name="P8"><text:s text:c="4"/><text:span text:style-name="T22">private int </text:span><text:span text:style-name="T14">pagerPosition</text:span><text:span text:style-name="T23">;</text:span></text:p>
      <text:p text:style-name="P8"><text:s text:c="4"/><text:span text:style-name="T22">private boolean </text:span><text:span text:style-name="T14">isMultipleDetail</text:span><text:span text:style-name="T23">;</text:span></text:p>
      <text:p text:style-name="P8"><text:s text:c="4"/><text:span text:style-name="T22">private boolean </text:span><text:span text:style-name="T14">storeDetailProduct </text:span><text:span text:style-name="T23">= </text:span><text:span text:style-name="T22">false</text:span><text:span text:style-name="T23">;</text:span></text:p>
      <text:p text:style-name="P8"><text:s text:c="4"/><text:span text:style-name="T23">@Inject</text:span></text:p>
      <text:p text:style-name="P8"><text:soft-page-break/><text:s text:c="4"/><text:span text:style-name="T23">ProductsController </text:span><text:span text:style-name="T14">productsController</text:span><text:span text:style-name="T23">;</text:span></text:p>
      <text:p text:style-name="P8"><text:s text:c="4"/><text:span text:style-name="T23">@Inject</text:span></text:p>
      <text:p text:style-name="P8"><text:s text:c="4"/><text:span text:style-name="T23">MainViewModel </text:span><text:span text:style-name="T14">mainViewModel</text:span><text:span text:style-name="T23">;</text:span></text:p>
      <text:p text:style-name="P8"><text:s text:c="4"/><text:span text:style-name="T28">@Override</text:span></text:p>
      <text:p text:style-name="P8"><text:span text:style-name="T27"><text:s text:c="4"/></text:span><text:span text:style-name="T22">public void </text:span><text:span text:style-name="T23">onCreate(Bundle savedInstanceState) {</text:span></text:p>
      <text:p text:style-name="P8"><text:s text:c="8"/><text:span text:style-name="T22">super</text:span><text:span text:style-name="T23">.onCreate(savedInstanceState);</text:span></text:p>
      <text:p text:style-name="P8"><text:s text:c="8"/><text:span text:style-name="T23">getComponent().inject(</text:span><text:span text:style-name="T22">this</text:span><text:span text:style-name="T23">);</text:span></text:p>
      <text:p text:style-name="P8"><text:s text:c="8"/><text:span text:style-name="T14">binding </text:span><text:span text:style-name="T23">= DataBindingUtil.setContentView(</text:span><text:span text:style-name="T22">this</text:span><text:span text:style-name="T23">, R.layout.activity_product_detail);</text:span></text:p>
      <text:p text:style-name="P8"><text:s text:c="8"/><text:span text:style-name="T23">startTutorial();</text:span></text:p>
      <text:p text:style-name="P8"><text:s text:c="4"/><text:span text:style-name="T23">}</text:span></text:p>
      <text:p text:style-name="P8"><text:s text:c="4"/><text:span text:style-name="T22">private void </text:span><text:span text:style-name="T23">instanceGlobalVariables() {</text:span></text:p>
      <text:p text:style-name="P8"><text:s text:c="8"/><text:span text:style-name="T14">newWorldProduct </text:span><text:span text:style-name="T23">= getIntent().getExtras().getParcelable(</text:span><text:span text:style-name="T16">MODEL_PRODUCT</text:span><text:span text:style-name="T23">);</text:span></text:p>
      <text:p text:style-name="P8"><text:s text:c="8"/><text:span text:style-name="T14">isMultipleDetail </text:span><text:span text:style-name="T23">= getIntent().getExtras().getBoolean(</text:span><text:span text:style-name="T16">MULTIPLE_DETAIL</text:span><text:span text:style-name="T23">);</text:span></text:p>
      <text:p text:style-name="P8"><text:s text:c="4"/><text:span text:style-name="T23">}</text:span></text:p>
      <text:p text:style-name="P8"><text:s text:c="4"/><text:span text:style-name="T22">private void </text:span><text:span text:style-name="T23">startTutorial() {</text:span></text:p>
      <text:p text:style-name="P8"><text:s text:c="8"/><text:span text:style-name="T22">if</text:span><text:span text:style-name="T23">(!ManagerPreferences.get().getBoolean(NewWorldPreferencesKey.DETAIL_PRODUCT_TUTORIAL)){</text:span></text:p>
      <text:p text:style-name="P8"><text:s text:c="12"/><text:span text:style-name="T23">Intent intent = </text:span><text:span text:style-name="T22">new </text:span><text:span text:style-name="T23">Intent(</text:span><text:span text:style-name="T22">this</text:span><text:span text:style-name="T23">, TutorialActivity.</text:span><text:span text:style-name="T22">class</text:span><text:span text:style-name="T23">);</text:span></text:p>
      <text:p text:style-name="P8"><text:s text:c="12"/><text:span text:style-name="T23">intent.putExtra(TutorialActivity.TUTORIALS, TutorialActivity.DETAIL_PRODUCT_TUTORIAL);</text:span></text:p>
      <text:p text:style-name="P8"><text:s text:c="12"/><text:span text:style-name="T23">startActivityForResult(intent, </text:span><text:span text:style-name="T14">PRODUCT_TUTORIAL_REQUEST</text:span><text:span text:style-name="T23">);</text:span></text:p>
      <text:p text:style-name="P8"><text:s text:c="8"/><text:span text:style-name="T23">} </text:span><text:span text:style-name="T22">else </text:span><text:span text:style-name="T23">{</text:span></text:p>
      <text:p text:style-name="P8"><text:s text:c="12"/><text:span text:style-name="T23">instanceGlobalVariables();</text:span></text:p>
      <text:p text:style-name="P8"><text:s text:c="12"/><text:span text:style-name="T23">manageDetailProductBehavior(</text:span><text:span text:style-name="T14">newWorldProduct</text:span><text:span text:style-name="T23">, </text:span><text:span text:style-name="T26">30</text:span><text:span text:style-name="T23">, </text:span><text:span text:style-name="T22">false</text:span><text:span text:style-name="T23">);</text:span></text:p>
      <text:p text:style-name="P8"><text:s text:c="8"/><text:span text:style-name="T23">}</text:span></text:p>
      <text:p text:style-name="P8"><text:s text:c="4"/><text:span text:style-name="T23">}</text:span></text:p>
      <text:p text:style-name="P8"><text:s text:c="4"/><text:span text:style-name="T22">private void </text:span><text:span text:style-name="T23">manageDetailProductBehavior(NewWorldProduct newWorldProduct, </text:span><text:span text:style-name="T22">int</text:span></text:p>
      <text:p text:style-name="P8"><text:span text:style-name="T19"><text:s text:c="12"/></text:span><text:span text:style-name="T23">productsToSearch, </text:span><text:span text:style-name="T22">boolean </text:span><text:span text:style-name="T23">updateView) {</text:span></text:p>
      <text:p text:style-name="P8"><text:s text:c="8"/><text:span text:style-name="T22">if </text:span><text:span text:style-name="T23">(</text:span><text:span text:style-name="T14">isMultipleDetail </text:span><text:span text:style-name="T23">&amp;&amp; (!</text:span><text:span text:style-name="T14">mainViewModel</text:span><text:span text:style-name="T23">.isInitSeekerProductDetail() ||</text:span></text:p>
      <text:p text:style-name="P8"><text:s text:c="16"/><text:span text:style-name="T23">!</text:span><text:span text:style-name="T14">mainViewModel</text:span><text:span text:style-name="T23">.isInitTrolleyProductDetail())) {</text:span></text:p>
      <text:p text:style-name="P8"><text:s text:c="12"/><text:span text:style-name="T14">storeDetailProduct </text:span><text:span text:style-name="T23">= </text:span><text:span text:style-name="T22">true</text:span><text:span text:style-name="T23">;</text:span></text:p>
      <text:p text:style-name="P8"><text:s text:c="12"/><text:span text:style-name="T23">launchProductDetailFromStore(newWorldProduct, productsToSearch, updateView);</text:span></text:p>
      <text:p text:style-name="P8"><text:s text:c="8"/><text:span text:style-name="T23">}</text:span><text:span text:style-name="T22">else</text:span><text:span text:style-name="T23">{</text:span></text:p>
      <text:p text:style-name="P8"><text:s text:c="12"/><text:span text:style-name="T23">launchMultipleProductDetail(updateView);</text:span></text:p>
      <text:p text:style-name="P8"><text:s text:c="8"/><text:span text:style-name="T23">}</text:span></text:p>
      <text:p text:style-name="P8"><text:s text:c="4"/><text:span text:style-name="T23">}</text:span></text:p>
      <text:p text:style-name="P8"><text:s text:c="4"/><text:span text:style-name="T22">private void </text:span><text:span text:style-name="T23">launchProductDetailFromStore(NewWorldProduct newWorldProduct, </text:span><text:span text:style-name="T22">int</text:span></text:p>
      <text:p text:style-name="P8"><text:span text:style-name="T19"><text:s text:c="12"/></text:span><text:span text:style-name="T23">productsToSearch, </text:span><text:span text:style-name="T22">boolean </text:span><text:span text:style-name="T23">updateView) {</text:span></text:p>
      <text:p text:style-name="P8"><text:s text:c="8"/><text:span text:style-name="T22">new </text:span><text:span text:style-name="T23">LoadDetailProducts(</text:span><text:span text:style-name="T14">mainViewModel</text:span><text:span text:style-name="T23">.getGlobalIndexes(String.valueOf(</text:span></text:p>
      <text:p text:style-name="P8"><text:s text:c="16"/><text:span text:style-name="T23">newWorldProduct.getLinearProductIndex()),</text:span></text:p>
      <text:p text:style-name="P8"><text:s text:c="16"/><text:span text:style-name="T23">productsToSearch)).execute(newWorldProducts -&gt; {</text:span></text:p>
      <text:p text:style-name="P8"><text:s text:c="12"/><text:span text:style-name="T22">if </text:span><text:span text:style-name="T23">(newWorldProducts != </text:span><text:span text:style-name="T22">null </text:span><text:span text:style-name="T23">&amp;&amp; !newWorldProducts.isEmpty()) {</text:span></text:p>
      <text:p text:style-name="P8"><text:s text:c="16"/><text:span text:style-name="T14">mainViewModel</text:span><text:span text:style-name="T23">.setCurrentLinearIndex(newWorldProducts);</text:span></text:p>
      <text:p text:style-name="P8"><text:s text:c="16"/><text:span text:style-name="T23">updateView(newWorldProducts, updateView);</text:span></text:p>
      <text:p text:style-name="P8"><text:s text:c="12"/><text:span text:style-name="T23">}</text:span></text:p>
      <text:p text:style-name="P8"><text:s text:c="8"/><text:span text:style-name="T23">});</text:span></text:p>
      <text:p text:style-name="P8"><text:s text:c="4"/><text:span text:style-name="T23">}</text:span></text:p>
      <text:p text:style-name="P8"><text:s text:c="4"/><text:span text:style-name="T22">private void </text:span><text:span text:style-name="T23">launchMultipleProductDetail(</text:span><text:span text:style-name="T22">boolean </text:span><text:span text:style-name="T23">updateView) {</text:span></text:p>
      <text:p text:style-name="P8"><text:s text:c="8"/><text:span text:style-name="T16">T <text:s/></text:span><text:span text:style-name="T23">variable = (</text:span><text:span text:style-name="T14">mainViewModel</text:span><text:span text:style-name="T23">.getCarouselDetailProducts());</text:span></text:p>
      <text:p text:style-name="P8"><text:s text:c="8"/><text:span text:style-name="T22">if </text:span><text:span text:style-name="T23">(ArrayUtil.collectionIsNotEmpty(variable)) {</text:span></text:p>
      <text:p text:style-name="P8"><text:s text:c="12"/><text:span text:style-name="T23">List&lt;NewWorldProduct&gt; newWorldProducts = variable;</text:span></text:p>
      <text:p text:style-name="P8"><text:s text:c="12"/><text:span text:style-name="T23">updateView(</text:span><text:span text:style-name="T22">new </text:span><text:span text:style-name="T23">ArrayList&lt;&gt;(newWorldProducts), updateView);</text:span></text:p>
      <text:p text:style-name="P8"><text:s text:c="8"/><text:span text:style-name="T23">}</text:span></text:p>
      <text:p text:style-name="P8"><text:s text:c="4"/><text:span text:style-name="T23">}</text:span></text:p>
      <text:p text:style-name="P8"><text:s text:c="4"/><text:span text:style-name="T22">private void </text:span><text:span text:style-name="T23">updateView(ArrayList&lt;NewWorldProduct&gt; newWorldProducts, </text:span><text:span text:style-name="T22">boolean </text:span><text:span text:style-name="T23">updateView) {</text:span></text:p>
      <text:p text:style-name="P8"><text:s text:c="8"/><text:span text:style-name="T22">if </text:span><text:span text:style-name="T23">(updateView) {</text:span></text:p>
      <text:p text:style-name="P8"><text:s text:c="12"/><text:span text:style-name="T23">addProducts(newWorldProducts);</text:span></text:p>
      <text:p text:style-name="P8"><text:s text:c="8"/><text:span text:style-name="T23">} </text:span><text:span text:style-name="T22">else </text:span><text:span text:style-name="T23">{</text:span></text:p>
      <text:p text:style-name="P8"><text:s text:c="12"/><text:span text:style-name="T23">setupDetailFragments(newWorldProducts);</text:span></text:p>
      <text:p text:style-name="P8"><text:soft-page-break/><text:s text:c="8"/><text:span text:style-name="T23">}</text:span></text:p>
      <text:p text:style-name="P8"><text:s text:c="4"/><text:span text:style-name="T23">}</text:span></text:p>
      <text:p text:style-name="P8"><text:s text:c="4"/><text:span text:style-name="T22">private void </text:span><text:span text:style-name="T23">addProducts(ArrayList&lt;NewWorldProduct&gt; newWorldProducts) {</text:span></text:p>
      <text:p text:style-name="P8"><text:s text:c="8"/><text:span text:style-name="T22">for </text:span><text:span text:style-name="T23">(NewWorldProduct newWorldProduct : newWorldProducts) {</text:span></text:p>
      <text:p text:style-name="P8"><text:s text:c="12"/><text:span text:style-name="T14">productsPagerAdapter</text:span><text:span text:style-name="T23">.addFragment(newWorldProduct);</text:span></text:p>
      <text:p text:style-name="P8"><text:s text:c="8"/><text:span text:style-name="T23">}</text:span></text:p>
      <text:p text:style-name="P8"><text:s text:c="8"/><text:span text:style-name="T14">productsPagerAdapter</text:span><text:span text:style-name="T23">.notifyDataSetChanged();</text:span></text:p>
      <text:p text:style-name="P8"><text:s text:c="8"/><text:span text:style-name="T23">LogUtil.e(</text:span><text:span text:style-name="T16">TAG</text:span><text:span text:style-name="T23">, </text:span><text:span text:style-name="T25">"Size adapter: " </text:span><text:span text:style-name="T23">+ </text:span><text:span text:style-name="T14">productsPagerAdapter</text:span><text:span text:style-name="T23">.getCount());</text:span></text:p>
      <text:p text:style-name="P8"><text:s text:c="4"/><text:span text:style-name="T23">}</text:span></text:p>
      <text:p text:style-name="P8"><text:s text:c="4"/><text:span text:style-name="T22">private void </text:span><text:span text:style-name="T23">setupDetailFragments(ArrayList&lt;NewWorldProduct&gt; newWorldProducts) {</text:span></text:p>
      <text:p text:style-name="P8"><text:s text:c="8"/><text:span text:style-name="T23">initView(newWorldProducts);</text:span></text:p>
      <text:p text:style-name="P8"><text:s text:c="8"/><text:span text:style-name="T23">initListeners();</text:span></text:p>
      <text:p text:style-name="P8"><text:s text:c="8"/><text:span text:style-name="T23">buildView(newWorldProducts);</text:span></text:p>
      <text:p text:style-name="P8"><text:s text:c="4"/><text:span text:style-name="T23">}</text:span></text:p>
      <text:p text:style-name="P8"><text:s text:c="4"/><text:span text:style-name="T22">private void </text:span><text:span text:style-name="T23">initView(ArrayList&lt;NewWorldProduct&gt; newWorldProducts) {</text:span></text:p>
      <text:p text:style-name="P8"><text:s text:c="8"/><text:span text:style-name="T14">viewPagerDetailProduct </text:span><text:span text:style-name="T23">= </text:span><text:span text:style-name="T14">binding</text:span><text:span text:style-name="T23">.viewPagerDetailProduct;</text:span></text:p>
      <text:p text:style-name="P8"><text:s text:c="8"/><text:span text:style-name="T14">productsPagerAdapter </text:span><text:span text:style-name="T23">= </text:span><text:span text:style-name="T22">new </text:span><text:span text:style-name="T23">ProductDetailAdapter(getSupportFragmentManager(),</text:span></text:p>
      <text:p text:style-name="P8"><text:s text:c="16"/><text:span text:style-name="T23">newWorldProducts, getIntent().getExtras().getBoolean(</text:span><text:span text:style-name="T15">FROM_LIST</text:span><text:span text:style-name="T23">, </text:span><text:span text:style-name="T22">false</text:span><text:span text:style-name="T23">));</text:span></text:p>
      <text:p text:style-name="P8"><text:s text:c="8"/><text:span text:style-name="T23">LogUtil.e(</text:span><text:span text:style-name="T16">TAG</text:span><text:span text:style-name="T23">, </text:span><text:span text:style-name="T25">"Size adapter: " </text:span><text:span text:style-name="T23">+ </text:span><text:span text:style-name="T14">productsPagerAdapter</text:span><text:span text:style-name="T23">.getCount());</text:span></text:p>
      <text:p text:style-name="P8"><text:s text:c="4"/><text:span text:style-name="T23">}</text:span></text:p>
      <text:p text:style-name="P8"><text:s text:c="4"/><text:span text:style-name="T22">private void </text:span><text:span text:style-name="T23">initListeners() {</text:span></text:p>
      <text:p text:style-name="P8"><text:s text:c="8"/><text:span text:style-name="T14">viewPagerDetailProduct</text:span><text:span text:style-name="T23">.addOnPageChangeListener(</text:span><text:span text:style-name="T22">this</text:span><text:span text:style-name="T23">);</text:span></text:p>
      <text:p text:style-name="P8"><text:s text:c="4"/><text:span text:style-name="T23">}</text:span></text:p>
      <text:p text:style-name="P8"><text:s text:c="4"/><text:span text:style-name="T22">private void </text:span><text:span text:style-name="T23">buildView(ArrayList&lt;NewWorldProduct&gt; newWorldProducts) {</text:span></text:p>
      <text:p text:style-name="P8"><text:s text:c="8"/><text:span text:style-name="T14">viewPagerDetailProduct</text:span><text:span text:style-name="T23">.setAdapter(</text:span><text:span text:style-name="T14">productsPagerAdapter</text:span><text:span text:style-name="T23">);</text:span></text:p>
      <text:p text:style-name="P8"><text:s text:c="8"/><text:span text:style-name="T14">viewPagerDetailProduct</text:span><text:span text:style-name="T23">.setOffscreenPageLimit(</text:span><text:span text:style-name="T14">SCREEN_PAGE_LIMIT</text:span><text:span text:style-name="T23">);</text:span></text:p>
      <text:p text:style-name="P8"><text:s text:c="8"/><text:span text:style-name="T14">viewPagerDetailProduct</text:span><text:span text:style-name="T23">.setClipToPadding(</text:span><text:span text:style-name="T22">false</text:span><text:span text:style-name="T23">);</text:span></text:p>
      <text:p text:style-name="P8"><text:s text:c="8"/><text:span text:style-name="T14">viewPagerDetailProduct</text:span><text:span text:style-name="T23">.setPageMargin(</text:span><text:span text:style-name="T14">SCREEN_PAGE_MARGIN</text:span><text:span text:style-name="T23">);</text:span></text:p>
      <text:p text:style-name="P8"><text:s text:c="8"/><text:span text:style-name="T14">viewPagerDetailProduct</text:span><text:span text:style-name="T23">.setCurrentItem(getPagerPosition(newWorldProducts));</text:span></text:p>
      <text:p text:style-name="P8"><text:s text:c="4"/><text:span text:style-name="T23">}</text:span></text:p>
      <text:p text:style-name="P8"><text:s text:c="4"/><text:span text:style-name="T22">private int </text:span><text:span text:style-name="T23">getPagerPosition(ArrayList&lt;NewWorldProduct&gt; newWorldProducts) {</text:span></text:p>
      <text:p text:style-name="P8"><text:s text:c="8"/><text:span text:style-name="T22">int </text:span><text:span text:style-name="T23">currentPosition = </text:span><text:span text:style-name="T26">0</text:span><text:span text:style-name="T23">;</text:span></text:p>
      <text:p text:style-name="P8"><text:s text:c="8"/><text:span text:style-name="T23">String iterableId;</text:span></text:p>
      <text:p text:style-name="P8"><text:s text:c="8"/><text:span text:style-name="T22">int </text:span><text:span text:style-name="T23">iterableIndex;</text:span></text:p>
      <text:p text:style-name="P8"><text:s text:c="8"/><text:span text:style-name="T23">String newProductId = </text:span><text:span text:style-name="T22">this</text:span><text:span text:style-name="T23">.</text:span><text:span text:style-name="T14">newWorldProduct</text:span><text:span text:style-name="T23">.getId();</text:span></text:p>
      <text:p text:style-name="P8"><text:s text:c="8"/><text:span text:style-name="T22">int </text:span><text:span text:style-name="T23">newProductIndex = </text:span><text:span text:style-name="T22">this</text:span><text:span text:style-name="T23">.</text:span><text:span text:style-name="T14">newWorldProduct</text:span><text:span text:style-name="T23">.getLinearProductIndex();</text:span></text:p>
      <text:p text:style-name="P8"><text:s text:c="8"/><text:span text:style-name="T22">for </text:span><text:span text:style-name="T23">(</text:span><text:span text:style-name="T22">int </text:span><text:span text:style-name="T23">i = </text:span><text:span text:style-name="T26">0</text:span><text:span text:style-name="T23">; i &lt; newWorldProducts.size(); i++) {</text:span></text:p>
      <text:p text:style-name="P8"><text:s text:c="12"/><text:span text:style-name="T23">iterableId = newWorldProducts.get(i).getId();</text:span></text:p>
      <text:p text:style-name="P8"><text:s text:c="12"/><text:span text:style-name="T23">iterableIndex = newWorldProducts.get(i).getLinearProductIndex();</text:span></text:p>
      <text:p text:style-name="P8"><text:s text:c="12"/><text:span text:style-name="T22">if </text:span><text:span text:style-name="T23">(iterableId.equalsIgnoreCase(newProductId) &amp;&amp;</text:span></text:p>
      <text:p text:style-name="P8"><text:s text:c="20"/><text:span text:style-name="T23">iterableIndex == newProductIndex) {</text:span></text:p>
      <text:p text:style-name="P8"><text:s text:c="16"/><text:span text:style-name="T23">currentPosition = i;</text:span></text:p>
      <text:p text:style-name="P8"><text:s text:c="12"/><text:span text:style-name="T23">}</text:span></text:p>
      <text:p text:style-name="P8"><text:s text:c="8"/><text:span text:style-name="T23">}</text:span></text:p>
      <text:p text:style-name="P8"><text:s text:c="8"/><text:span text:style-name="T22">return </text:span><text:span text:style-name="T23">currentPosition;</text:span></text:p>
      <text:p text:style-name="P8"><text:s text:c="4"/><text:span text:style-name="T23">}</text:span></text:p>
      <text:p text:style-name="P8"><text:s text:c="4"/><text:span text:style-name="T22">public void </text:span><text:span text:style-name="T23">onLaunchAddToList(NewWorldProduct newWorldProduct) {</text:span></text:p>
      <text:p text:style-name="P8"><text:s text:c="12"/><text:span text:style-name="T22">this</text:span><text:span text:style-name="T23">.</text:span><text:span text:style-name="T14">newWorldProduct </text:span><text:span text:style-name="T23">= newWorldProduct;</text:span></text:p>
      <text:p text:style-name="P8"><text:s text:c="12"/><text:span text:style-name="T14">addToListFragment </text:span><text:span text:style-name="T23">= AddToListFragment.newInstance(newWorldProduct);</text:span></text:p>
      <text:p text:style-name="P8"><text:s text:c="12"/><text:span text:style-name="T14">addToListFragment</text:span><text:span text:style-name="T23">.setFormDetailProduct(</text:span><text:span text:style-name="T22">true</text:span><text:span text:style-name="T23">);</text:span></text:p>
      <text:p text:style-name="P8"><text:s text:c="12"/><text:span text:style-name="T23">addFragment(</text:span><text:span text:style-name="T14">addToListFragment</text:span><text:span text:style-name="T23">.animate());</text:span></text:p>
      <text:p text:style-name="P8"><text:s text:c="4"/><text:span text:style-name="T23">}</text:span></text:p>
      <text:p text:style-name="P8"><text:s text:c="4"/><text:span text:style-name="T22">public void </text:span><text:span text:style-name="T23">onLaunchAccountActivity(View view, </text:span><text:span text:style-name="T22">int </text:span><text:span text:style-name="T23">requestCode, NewWorldProduct newWorldProduct)</text:span></text:p>
      <text:p text:style-name="P8"><text:s text:c="4"/><text:span text:style-name="T23">{</text:span></text:p>
      <text:p text:style-name="P8"><text:s text:c="8"/><text:span text:style-name="T14">listNewWorldProduct </text:span><text:span text:style-name="T23">= newWorldProduct;</text:span></text:p>
      <text:p text:style-name="P8"><text:s text:c="8"/><text:span text:style-name="T22">int</text:span><text:span text:style-name="T23">[] locations = </text:span><text:span text:style-name="T22">new int</text:span><text:span text:style-name="T23">[</text:span><text:span text:style-name="T26">2</text:span><text:span text:style-name="T23">];</text:span></text:p>
      <text:p text:style-name="P8"><text:s text:c="8"/><text:span text:style-name="T23">view.getLocationOnScreen(locations);</text:span></text:p>
      <text:p text:style-name="P8"><text:soft-page-break/><text:s text:c="8"/><text:span text:style-name="T23">ViewPosition viewPosition = </text:span><text:span text:style-name="T22">new </text:span><text:span text:style-name="T23">ViewPosition(locations, view.getWidth(), view.getHeight());</text:span></text:p>
      <text:p text:style-name="P8"><text:s text:c="8"/><text:span text:style-name="T23">Intent intent = </text:span><text:span text:style-name="T22">new </text:span><text:span text:style-name="T23">Intent(</text:span><text:span text:style-name="T22">this</text:span><text:span text:style-name="T23">, AccountActivity.</text:span><text:span text:style-name="T22">class</text:span><text:span text:style-name="T23">);</text:span></text:p>
      <text:p text:style-name="P8"><text:s text:c="8"/><text:span text:style-name="T23">intent.putExtra(</text:span><text:span text:style-name="T16">POSITION</text:span><text:span text:style-name="T23">, viewPosition);</text:span></text:p>
      <text:p text:style-name="P8"><text:s text:c="8"/><text:span text:style-name="T23">startActivityForResult(intent, requestCode);</text:span></text:p>
      <text:p text:style-name="P8"><text:s text:c="4"/><text:span text:style-name="T23">}</text:span></text:p>
      <text:p text:style-name="P8"><text:s text:c="4"/><text:span text:style-name="T22">public void </text:span><text:span text:style-name="T23">onShowSnackBar() {</text:span></text:p>
      <text:p text:style-name="P8"><text:s text:c="8"/><text:span text:style-name="T23">onNewDialog(</text:span><text:span text:style-name="T22">new </text:span><text:span text:style-name="T23">AccountDialogFragment());</text:span></text:p>
      <text:p text:style-name="P8"><text:s text:c="4"/><text:span text:style-name="T23">}</text:span></text:p>
      <text:p text:style-name="P8"><text:s text:c="4"/><text:span text:style-name="T22">public void </text:span><text:span text:style-name="T23">onCloseActivity(</text:span><text:span text:style-name="T22">boolean </text:span><text:span text:style-name="T23">productAddedToBasket, NewWorldProduct newWorldProduct) {</text:span></text:p>
      <text:p text:style-name="P8"><text:s text:c="8"/><text:span text:style-name="T23">Intent intent = </text:span><text:span text:style-name="T22">new </text:span><text:span text:style-name="T23">Intent();</text:span></text:p>
      <text:p text:style-name="P8"><text:s text:c="8"/><text:span text:style-name="T23">intent.putExtra(MainActivity.CURRENT_LINEAR_ID, </text:span><text:span text:style-name="T14">storeDetailProduct </text:span><text:span text:style-name="T23">?</text:span></text:p>
      <text:p text:style-name="P8"><text:s text:c="16"/><text:span text:style-name="T23">newWorldProduct.getLinearId() : newWorldProduct.getLinearIndex());</text:span></text:p>
      <text:p text:style-name="P8"><text:s text:c="8"/><text:span text:style-name="T22">if </text:span><text:span text:style-name="T23">(productAddedToBasket) {</text:span></text:p>
      <text:p text:style-name="P8"><text:s text:c="12"/><text:span text:style-name="T23">setResult(MainActivity.RESULT_CODE_PRODUCT_ADDED, intent);</text:span></text:p>
      <text:p text:style-name="P8"><text:s text:c="8"/><text:span text:style-name="T23">} </text:span><text:span text:style-name="T22">else </text:span><text:span text:style-name="T23">{</text:span></text:p>
      <text:p text:style-name="P8"><text:s text:c="12"/><text:span text:style-name="T23">setResult(RESULT_OK, intent);</text:span></text:p>
      <text:p text:style-name="P8"><text:s text:c="8"/><text:span text:style-name="T23">}</text:span></text:p>
      <text:p text:style-name="P8"><text:s text:c="8"/><text:span text:style-name="T23">finish();</text:span></text:p>
      <text:p text:style-name="P8"><text:s text:c="4"/><text:span text:style-name="T23">}</text:span></text:p>
      <text:p text:style-name="P8"><text:s text:c="4"/><text:span text:style-name="T22">public </text:span><text:span text:style-name="T23">Intent getBasculeIntent(NewWorldProduct product) {</text:span></text:p>
      <text:p text:style-name="P8"><text:s text:c="8"/><text:span text:style-name="T23">Intent intent = </text:span><text:span text:style-name="T22">new </text:span><text:span text:style-name="T23">Intent(ProductDetailActivity.</text:span><text:span text:style-name="T22">this</text:span><text:span text:style-name="T23">, WeightActivity.</text:span><text:span text:style-name="T22">class</text:span><text:span text:style-name="T23">);</text:span></text:p>
      <text:p text:style-name="P8"><text:s text:c="8"/><text:span text:style-name="T23">intent.putExtra(WeightActivity.PRODUCT, product);</text:span></text:p>
      <text:p text:style-name="P8"><text:s text:c="8"/><text:span text:style-name="T22">return </text:span><text:span text:style-name="T23">intent;</text:span></text:p>
      <text:p text:style-name="P8"><text:s text:c="4"/><text:span text:style-name="T23">}</text:span></text:p>
      <text:p text:style-name="P8"><text:s text:c="4"/><text:span text:style-name="T22">private void </text:span><text:span text:style-name="T23">onNewDialog(DialogFragmentView fragment) {</text:span></text:p>
      <text:p text:style-name="P8"><text:s text:c="8"/><text:span text:style-name="T23">showFragmentDialog(fragment);</text:span></text:p>
      <text:p text:style-name="P8"><text:s text:c="4"/><text:span text:style-name="T23">}</text:span></text:p>
      <text:p text:style-name="P8"><text:s text:c="4"/><text:span text:style-name="T28">@Override</text:span></text:p>
      <text:p text:style-name="P8"><text:span text:style-name="T27"><text:s text:c="4"/></text:span><text:span text:style-name="T22">protected void </text:span><text:span text:style-name="T23">onActivityResult(</text:span><text:span text:style-name="T22">int </text:span><text:span text:style-name="T23">requestCode, </text:span><text:span text:style-name="T22">int </text:span><text:span text:style-name="T23">resultCode, Intent data) {</text:span></text:p>
      <text:p text:style-name="P8"><text:s text:c="8"/><text:span text:style-name="T22">if </text:span><text:span text:style-name="T23">(resultCode == RESULT_OK &amp;&amp; requestCode == </text:span><text:span text:style-name="T16">LIST_REQUEST</text:span><text:span text:style-name="T23">) {</text:span></text:p>
      <text:p text:style-name="P8"><text:s text:c="12"/><text:span text:style-name="T22">if </text:span><text:span text:style-name="T23">(</text:span><text:span text:style-name="T14">listNewWorldProduct</text:span><text:span text:style-name="T23">.getPrice != </text:span><text:span text:style-name="T22">null</text:span><text:span text:style-name="T23">)</text:span></text:p>
      <text:p text:style-name="P8"><text:s text:c="16"/><text:span text:style-name="T23">onLaunchAddToList(</text:span><text:span text:style-name="T14">listNewWorldProduct</text:span><text:span text:style-name="T23">);</text:span></text:p>
      <text:p text:style-name="P8"><text:s text:c="8"/><text:span text:style-name="T23">} </text:span><text:span text:style-name="T22">else if </text:span><text:span text:style-name="T23">(resultCode == RESULT_OK &amp;&amp; requestCode == </text:span><text:span text:style-name="T14">BASCULE_REQUEST</text:span><text:span text:style-name="T23">) {</text:span></text:p>
      <text:p text:style-name="P8"><text:s text:c="12"/><text:span text:style-name="T23">Bundle resultInfo = data.getExtras();</text:span></text:p>
      <text:p text:style-name="P8"><text:s text:c="12"/><text:span text:style-name="T22">if </text:span><text:span text:style-name="T23">(resultInfo.getBoolean(WeightActivity.PRODUCT, </text:span><text:span text:style-name="T22">false</text:span><text:span text:style-name="T23">)) {</text:span></text:p>
      <text:p text:style-name="P8"><text:s text:c="16"/><text:span text:style-name="T14">addToListFragment</text:span><text:span text:style-name="T23">.close();</text:span></text:p>
      <text:p text:style-name="P8"><text:s text:c="16"/><text:span text:style-name="T23">showConfirmation(getString(R.string.add_product_list_added), </text:span><text:span text:style-name="T14">binding</text:span><text:span text:style-name="T23">.getRoot());</text:span></text:p>
      <text:p text:style-name="P8"><text:s text:c="12"/><text:span text:style-name="T23">}</text:span></text:p>
      <text:p text:style-name="P8"><text:s text:c="8"/><text:span text:style-name="T23">} </text:span><text:span text:style-name="T22">else if </text:span><text:span text:style-name="T23">(requestCode == </text:span><text:span text:style-name="T14">PRODUCT_TUTORIAL_REQUEST</text:span><text:span text:style-name="T23">) {</text:span></text:p>
      <text:p text:style-name="P8"><text:s text:c="12"/><text:span text:style-name="T23">ManagerPreferences.get().set(NewWorldPreferencesKey.DETAIL_PRODUCT_TUTORIAL, </text:span><text:span text:style-name="T22">true</text:span><text:span text:style-name="T23">);</text:span></text:p>
      <text:p text:style-name="P8"><text:s text:c="12"/><text:span text:style-name="T23">initProducts();</text:span></text:p>
      <text:p text:style-name="P8"><text:s text:c="8"/><text:span text:style-name="T23">} </text:span><text:span text:style-name="T22">else if </text:span><text:span text:style-name="T23">(resultCode == RESULT_OK &amp;&amp; requestCode == </text:span><text:span text:style-name="T16">COMMENT_FRAGMENT_REQUEST</text:span><text:span text:style-name="T23">) {</text:span></text:p>
      <text:p text:style-name="P8"><text:s text:c="12"/><text:span text:style-name="T14">productsPagerAdapter</text:span><text:span text:style-name="T23">.getCurrentFragment().addCommentFragment();</text:span></text:p>
      <text:p text:style-name="P8"><text:s text:c="8"/><text:span text:style-name="T23">}</text:span></text:p>
      <text:p text:style-name="P8"><text:s text:c="4"/><text:span text:style-name="T23">}</text:span></text:p>
      <text:p text:style-name="P8"><text:s text:c="4"/><text:span text:style-name="T22">public void </text:span><text:span text:style-name="T23">onSwipeAtRight(NewWorldProduct newWorldProductId) {</text:span></text:p>
      <text:p text:style-name="P8"><text:s text:c="8"/><text:span text:style-name="T23">LogUtil.e(</text:span><text:span text:style-name="T16">TAG</text:span><text:span text:style-name="T23">, </text:span><text:span text:style-name="T25">"productId: " </text:span><text:span text:style-name="T23">+ newWorldProductId);</text:span></text:p>
      <text:p text:style-name="P8"><text:s text:c="8"/><text:span text:style-name="T23">manageDetailProductBehavior(newWorldProductId, </text:span><text:span text:style-name="T26">1</text:span><text:span text:style-name="T23">, </text:span><text:span text:style-name="T22">true</text:span><text:span text:style-name="T23">);</text:span></text:p>
      <text:p text:style-name="P8"><text:s text:c="4"/><text:span text:style-name="T23">}</text:span></text:p>
      <text:p text:style-name="P8"><text:s text:c="4"/><text:span text:style-name="T28">@Override</text:span></text:p>
      <text:p text:style-name="P8"><text:span text:style-name="T27"><text:s text:c="4"/></text:span><text:span text:style-name="T22">public void </text:span><text:span text:style-name="T23">onPageSelected(</text:span><text:span text:style-name="T22">int </text:span><text:span text:style-name="T23">position) {</text:span></text:p>
      <text:p text:style-name="P8"><text:s text:c="8"/><text:span text:style-name="T23">LogUtil.e(</text:span><text:span text:style-name="T16">TAG</text:span><text:span text:style-name="T23">, </text:span><text:span text:style-name="T25">"Scroll!! " </text:span><text:span text:style-name="T23">+ </text:span><text:span text:style-name="T14">productsPagerAdapter</text:span><text:span text:style-name="T23">.getCount() + </text:span><text:span text:style-name="T25">" position " </text:span><text:span text:style-name="T23">+ position);</text:span></text:p>
      <text:p text:style-name="P8"><text:s text:c="8"/><text:span text:style-name="T14">pagerPosition </text:span><text:span text:style-name="T23">= position;</text:span></text:p>
      <text:p text:style-name="P8"><text:s text:c="4"/><text:span text:style-name="T23">}</text:span></text:p>
      <text:p text:style-name="P8"><text:s text:c="4"/><text:span text:style-name="T28">@Override</text:span></text:p>
      <text:p text:style-name="P8"><text:soft-page-break/><text:span text:style-name="T27"><text:s text:c="4"/></text:span><text:span text:style-name="T22">public void </text:span><text:span text:style-name="T23">onPageScrollStateChanged(</text:span><text:span text:style-name="T22">int </text:span><text:span text:style-name="T23">state) {</text:span></text:p>
      <text:p text:style-name="P8"><text:s text:c="8"/><text:span text:style-name="T22">if </text:span><text:span text:style-name="T23">(</text:span><text:span text:style-name="T14">storeDetailProduct</text:span><text:span text:style-name="T23">) {</text:span></text:p>
      <text:p text:style-name="P8"><text:s text:c="12"/><text:span text:style-name="T22">int </text:span><text:span text:style-name="T23">lastPage = </text:span><text:span text:style-name="T14">productsPagerAdapter</text:span><text:span text:style-name="T23">.getCount() - </text:span><text:span text:style-name="T26">1</text:span><text:span text:style-name="T23">;</text:span></text:p>
      <text:p text:style-name="P8"><text:s text:c="12"/><text:span text:style-name="T22">if </text:span><text:span text:style-name="T23">(</text:span><text:span text:style-name="T14">previousState </text:span><text:span text:style-name="T23">== ViewPager.</text:span><text:span text:style-name="T16">SCROLL_STATE_SETTLING</text:span></text:p>
      <text:p text:style-name="P8"><text:span text:style-name="T13"><text:s text:c="20"/></text:span><text:span text:style-name="T23">&amp;&amp; state == ViewPager.</text:span><text:span text:style-name="T16">SCROLL_STATE_IDLE</text:span><text:span text:style-name="T23">) {</text:span></text:p>
      <text:p text:style-name="P8"><text:s text:c="16"/><text:span text:style-name="T22">if </text:span><text:span text:style-name="T23">(</text:span><text:span text:style-name="T14">pagerPosition </text:span><text:span text:style-name="T23">== (lastPage - </text:span><text:span text:style-name="T26">1</text:span><text:span text:style-name="T23">)) {</text:span></text:p>
      <text:p text:style-name="P8"><text:s text:c="20"/><text:span text:style-name="T23">goToProduct(</text:span><text:span text:style-name="T14">productsPagerAdapter</text:span><text:span text:style-name="T23">.getNewWorldProduct(</text:span><text:span text:style-name="T14">pagerPosition </text:span><text:span text:style-name="T23">- </text:span><text:span text:style-name="T26">2</text:span><text:span text:style-name="T23">));</text:span></text:p>
      <text:p text:style-name="P8"><text:s text:c="16"/><text:span text:style-name="T23">}</text:span></text:p>
      <text:p text:style-name="P8"><text:s text:c="12"/><text:span text:style-name="T23">}</text:span></text:p>
      <text:p text:style-name="P8"><text:s text:c="12"/><text:span text:style-name="T14">previousState </text:span><text:span text:style-name="T23">= state;</text:span></text:p>
      <text:p text:style-name="P8"><text:s text:c="8"/><text:span text:style-name="T23">}</text:span></text:p>
      <text:p text:style-name="P8"><text:s text:c="4"/><text:span text:style-name="T23">}</text:span></text:p>
      <text:p text:style-name="P8"><text:s text:c="4"/><text:span text:style-name="T22">private void </text:span><text:span text:style-name="T23">goToProduct(NewWorldProduct newWorldProduct) {</text:span></text:p>
      <text:p text:style-name="P8"><text:s text:c="8"/><text:span text:style-name="T23">onSwipeAtRight(newWorldProduct);</text:span></text:p>
      <text:p text:style-name="P8"><text:s text:c="4"/><text:span text:style-name="T23">}</text:span></text:p>
      <text:p text:style-name="P8"><text:s text:c="4"/><text:span text:style-name="T28">@Override</text:span></text:p>
      <text:p text:style-name="P8"><text:span text:style-name="T27"><text:s text:c="4"/></text:span><text:span text:style-name="T22">protected void </text:span><text:span text:style-name="T23">onDestroy() {</text:span></text:p>
      <text:p text:style-name="P8"><text:s text:c="8"/><text:span text:style-name="T22">super</text:span><text:span text:style-name="T23">.onDestroy();</text:span></text:p>
      <text:p text:style-name="P8"><text:s text:c="8"/><text:span text:style-name="T23">System.</text:span><text:span text:style-name="T24">runFinalization</text:span><text:span text:style-name="T23">();</text:span></text:p>
      <text:p text:style-name="P8"><text:s text:c="8"/><text:span text:style-name="T23">Runtime.</text:span><text:span text:style-name="T24">getRuntime</text:span><text:span text:style-name="T23">().gc();</text:span></text:p>
      <text:p text:style-name="P8"><text:s text:c="8"/><text:span text:style-name="T23">System.</text:span><text:span text:style-name="T24">gc</text:span><text:span text:style-name="T23">();</text:span></text:p>
      <text:p text:style-name="P8"><text:s text:c="4"/><text:span text:style-name="T23">}</text:span></text:p>
      <text:p text:style-name="P8"><text:s text:c="4"/><text:span text:style-name="T28">@Override</text:span></text:p>
      <text:p text:style-name="P8"><text:span text:style-name="T27"><text:s text:c="4"/></text:span><text:span text:style-name="T22">public void </text:span><text:span text:style-name="T23">onCreateListClicked() {</text:span></text:p>
      <text:p text:style-name="P8"><text:s text:c="8"/><text:span text:style-name="T23">NewListFragment fragment = NewListFragment.newInstance(</text:span><text:span text:style-name="T22">this</text:span><text:span text:style-name="T23">.</text:span><text:span text:style-name="T14">newWorldProduct</text:span><text:span text:style-name="T23">);</text:span></text:p>
      <text:p text:style-name="P8"><text:s text:c="8"/><text:span text:style-name="T23">fragment.setListListener(</text:span><text:span text:style-name="T22">this</text:span><text:span text:style-name="T23">);</text:span></text:p>
      <text:p text:style-name="P8"><text:s text:c="8"/><text:span text:style-name="T23">addFragment(fragment.animate());</text:span></text:p>
      <text:p text:style-name="P8"><text:s text:c="4"/><text:span text:style-name="T23">}</text:span></text:p>
      <text:p text:style-name="P8"><text:s text:c="4"/><text:span text:style-name="T28">@Override</text:span></text:p>
      <text:p text:style-name="P8"><text:span text:style-name="T27"><text:s text:c="4"/></text:span><text:span text:style-name="T22">public void </text:span><text:span text:style-name="T23">basculeToList(NewWorldProduct product, String id, String name) {</text:span></text:p>
      <text:p text:style-name="P8"><text:s text:c="8"/><text:span text:style-name="T23">Intent intent = getBasculeIntent(</text:span><text:span text:style-name="T14">newWorldProduct</text:span><text:span text:style-name="T23">);</text:span></text:p>
      <text:p text:style-name="P8"><text:s text:c="8"/><text:span text:style-name="T23">intent.putExtra(WeightActivity.ADD_TO_LIST, </text:span><text:span text:style-name="T22">true</text:span><text:span text:style-name="T23">);</text:span></text:p>
      <text:p text:style-name="P8"><text:s text:c="8"/><text:span text:style-name="T23">intent.putExtra(WeightActivity.LIST_ADD_ID, id);</text:span></text:p>
      <text:p text:style-name="P8"><text:s text:c="8"/><text:span text:style-name="T23">intent.putExtra(WeightActivity.LIST_ADD_NAME, name);</text:span></text:p>
      <text:p text:style-name="P8"><text:s text:c="8"/><text:span text:style-name="T23">startActivityForResult(intent, </text:span><text:span text:style-name="T14">BASCULE_REQUEST</text:span><text:span text:style-name="T23">);</text:span></text:p>
      <text:p text:style-name="P8"><text:s text:c="4"/><text:span text:style-name="T23">}</text:span></text:p>
      <text:p text:style-name="P8"><text:s text:c="4"/><text:span text:style-name="T28">@Override</text:span></text:p>
      <text:p text:style-name="P8"><text:span text:style-name="T27"><text:s text:c="4"/></text:span><text:span text:style-name="T22">public void </text:span><text:span text:style-name="T23">basculeToList(NewWorldProduct product, String name) {</text:span></text:p>
      <text:p text:style-name="P8"><text:s text:c="8"/><text:span text:style-name="T23">basculeToList(product, </text:span><text:span text:style-name="T25">""</text:span><text:span text:style-name="T23">, name);</text:span></text:p>
      <text:p text:style-name="P8"><text:s text:c="4"/><text:span text:style-name="T23">}</text:span></text:p>
      <text:p text:style-name="P11">}</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23:15:33.795834783</meta:creation-date>
    <dc:date>2017-04-02T00:19:57.033246210</dc:date>
    <meta:editing-duration>PT12M41S</meta:editing-duration>
    <meta:editing-cycles>2</meta:editing-cycles>
    <meta:generator>LibreOffice/5.1.6.2$Linux_X86_64 LibreOffice_project/10m0$Build-2</meta:generator>
    <meta:document-statistic meta:table-count="0" meta:image-count="0" meta:object-count="0" meta:page-count="6" meta:paragraph-count="283" meta:word-count="1140" meta:character-count="14741" meta:non-whitespace-character-count="12075"/>
  </office:meta>
</office:document-meta>
</file>